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5.138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19.124cm"/>
    </style:style>
    <style:style style:name="co8" style:family="table-column">
      <style:table-column-properties fo:break-before="auto" style:column-width="12.381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3.223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4.57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package</text:p>
          </table:table-cell>
          <table:table-cell office:value-type="string">
            <text:p>components</text:p>
          </table:table-cell>
          <table:table-cell/>
          <table:table-cell office:value-type="string">
            <text:p>url</text:p>
          </table:table-cell>
          <table:table-cell office:value-type="string">
            <text:p>link</text:p>
          </table:table-cell>
          <table:table-cell office:value-type="string">
            <text:p>Supplier</text:p>
          </table:table-cell>
          <table:table-cell office:value-type="string">
            <text:p>TME</text:p>
          </table:table-cell>
          <table:table-cell office:value-type="string">
            <text:p>Manufacturer Part</text:p>
          </table:table-cell>
          <table:table-cell office:value-type="string">
            <text:p>Manufacturer</text:p>
          </table:table-cell>
          <table:table-cell office:value-type="string">
            <text:p>LCSC</text:p>
          </table:table-cell>
          <table:table-cell office:value-type="string">
            <text:p>podstawka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RFZ44NPBF</text:p>
          </table:table-cell>
          <table:table-cell office:value-type="float" office:value="2">
            <text:p>2</text:p>
          </table:table-cell>
          <table:table-cell office:value-type="string">
            <text:p>TO220_VERTGDS</text:p>
          </table:table-cell>
          <table:table-cell office:value-type="string">
            <text:p>Q1,Q2</text:p>
          </table:table-cell>
          <table:table-cell/>
          <table:table-cell office:value-type="string">
            <text:p>https://www.tme.eu/pl/details/irfz44npbf/tranzystory-z-kanalem-n-tht/infineon-irf/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SR51206C1E</text:p>
          </table:table-cell>
          <table:table-cell office:value-type="float" office:value="3">
            <text:p>3</text:p>
          </table:table-cell>
          <table:table-cell office:value-type="string">
            <text:p>1206 led</text:p>
          </table:table-cell>
          <table:table-cell office:value-type="string">
            <text:p>LED1,LED2,LED3</text:p>
          </table:table-cell>
          <table:table-cell/>
          <table:table-cell office:value-type="string">
            <text:p>https://www.tme.eu/pl/details/osr51206c1e/diody-led-smd-kolorowe/optosupply/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S1021-2*3SF1-1</text:p>
          </table:table-cell>
          <table:table-cell office:value-type="float" office:value="2">
            <text:p>2</text:p>
          </table:table-cell>
          <table:table-cell office:value-type="string">
            <text:p>2X03</text:p>
          </table:table-cell>
          <table:table-cell office:value-type="string">
            <text:p>JP1,JP2</text:p>
          </table:table-cell>
          <table:table-cell/>
          <table:table-cell office:value-type="string">
            <text:p>https://www.tme.eu/pl/details/zl202-6g/listwy-i-gniazda-kolkowe/connfly/ds1021-2_3sf1-1/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1021-1*36SF11</text:p>
          </table:table-cell>
          <table:table-cell office:value-type="float" office:value="3">
            <text:p>3</text:p>
          </table:table-cell>
          <table:table-cell office:value-type="string">
            <text:p>1X04</text:p>
          </table:table-cell>
          <table:table-cell office:value-type="string">
            <text:p>I2C,ZMOT,LMOT</text:p>
          </table:table-cell>
          <table:table-cell/>
          <table:table-cell office:value-type="string">
            <text:p>https://www.tme.eu/pl/details/zl201-36g/listwy-i-gniazda-kolkowe/connfly/ds1021-1_36sf11/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xDS1023-1*8S21</text:p>
          </table:table-cell>
          <table:table-cell office:value-type="float" office:value="2">
            <text:p>2</text:p>
          </table:table-cell>
          <table:table-cell office:value-type="string">
            <text:p>A4988-PINOUT</text:p>
          </table:table-cell>
          <table:table-cell office:value-type="string">
            <text:p>U$2,U$1</text:p>
          </table:table-cell>
          <table:table-cell/>
          <table:table-cell office:value-type="string">
            <text:p>https://www.tme.eu/pl/details/zl262-8sg/listwy-i-gniazda-kolkowe/connfly/ds1023-1_8s21/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02</text:p>
          </table:table-cell>
          <table:table-cell office:value-type="float" office:value="4">
            <text:p>4</text:p>
          </table:table-cell>
          <table:table-cell office:value-type="string">
            <text:p>JST-XH 2</text:p>
          </table:table-cell>
          <table:table-cell office:value-type="string">
            <text:p>LEDA,LEDB,Z-MIN,Z-MAX</text:p>
          </table:table-cell>
          <table:table-cell/>
          <table:table-cell office:value-type="string">
            <text:p>https://www.tme.eu/pl/details/b2b-xh-a/zlacza-sygnalowe-raster-250mm/jst/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ST-XH 8</text:p>
          </table:table-cell>
          <table:table-cell office:value-type="float" office:value="1">
            <text:p>1</text:p>
          </table:table-cell>
          <table:table-cell office:value-type="string">
            <text:p>CONECTOR JSH-XH 8 PINES</text:p>
          </table:table-cell>
          <table:table-cell office:value-type="string">
            <text:p>IN_PWR_MB</text:p>
          </table:table-cell>
          <table:table-cell/>
          <table:table-cell office:value-type="string">
            <text:p>https://www.tme.eu/pl/details/b8b-xh-a/zlacza-sygnalowe-raster-250mm/jst/</text:p>
          </table:table-cell>
          <table:table-cell office:value-type="string">
            <text:p>https://www.tme.eu/pl/details/b8b-xh-a/zlacza-sygnalowe-raster-250mm/jst/</text:p>
          </table:table-cell>
          <table:table-cell office:value-type="string">
            <text:p>TME</text:p>
          </table:table-cell>
          <table:table-cell office:value-type="string">
            <text:p>B8B-XH-A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CP4822-EP</text:p>
          </table:table-cell>
          <table:table-cell office:value-type="float" office:value="1">
            <text:p>1</text:p>
          </table:table-cell>
          <table:table-cell office:value-type="string">
            <text:p>DIP8</text:p>
          </table:table-cell>
          <table:table-cell office:value-type="string">
            <text:p>U4</text:p>
          </table:table-cell>
          <table:table-cell/>
          <table:table-cell office:value-type="string">
            <text:p>https://www.tme.eu/pl/details/mcp4822-e_p/przetworniki-da-uklady-scalone/microchip-technology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float" office:value="8">
            <text:p>8</text:p>
          </table:table-cell>
          <table:table-cell office:value-type="float" office:value="1206">
            <text:p>1206</text:p>
          </table:table-cell>
          <table:table-cell office:value-type="string">
            <text:p>R41,R43,R44,R46,R3,R1,R2,R14</text:p>
          </table:table-cell>
          <table:table-cell/>
          <table:table-cell office:value-type="string">
            <text:p>https://www.tme.eu/pl/details/rc1206fr-07100k/rezystory-smd-1206/yageo/rc1206fr-07100kl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0k</text:p>
          </table:table-cell>
          <table:table-cell office:value-type="float" office:value="4">
            <text:p>4</text:p>
          </table:table-cell>
          <table:table-cell office:value-type="float" office:value="1206">
            <text:p>1206</text:p>
          </table:table-cell>
          <table:table-cell office:value-type="string">
            <text:p>R42,R45,R51,R50</text:p>
          </table:table-cell>
          <table:table-cell/>
          <table:table-cell office:value-type="string">
            <text:p>https://www.tme.eu/pl/details/smd1206-200k/rezystory-smd-1206/royal-ohm/1206s4j0204t5e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k</text:p>
          </table:table-cell>
          <table:table-cell office:value-type="float" office:value="6">
            <text:p>6</text:p>
          </table:table-cell>
          <table:table-cell office:value-type="float" office:value="1206">
            <text:p>1206</text:p>
          </table:table-cell>
          <table:table-cell office:value-type="string">
            <text:p>R40,R39,R47,R48,R7,R12</text:p>
          </table:table-cell>
          <table:table-cell/>
          <table:table-cell office:value-type="string">
            <text:p>https://www.tme.eu/pl/details/rc1206jr-07110k/rezystory-smd-1206/yageo/rc1206jr-07110kl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office:value-type="string">
            <text:p>TRIM_1028F</text:p>
          </table:table-cell>
          <table:table-cell office:value-type="string">
            <text:p>R38,R49</text:p>
          </table:table-cell>
          <table:table-cell/>
          <table:table-cell office:value-type="string">
            <text:p>https://www.tme.eu/pl/details/1028f-1k/potencjometry-tht-jednoobrotowe/sr-passives/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RV134PA</text:p>
          </table:table-cell>
          <table:table-cell office:value-type="float" office:value="2">
            <text:p>2</text:p>
          </table:table-cell>
          <table:table-cell office:value-type="string">
            <text:p>DIP8</text:p>
          </table:table-cell>
          <table:table-cell office:value-type="string">
            <text:p>U8,U9</text:p>
          </table:table-cell>
          <table:table-cell/>
          <table:table-cell office:value-type="string">
            <text:p>http://pl.farnell.com/texas-instruments/drv134pag4/ic-op-amp-differential-audio-134/dp/1206893?st=drv134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XH-3A</text:p>
          </table:table-cell>
          <table:table-cell office:value-type="float" office:value="2">
            <text:p>2</text:p>
          </table:table-cell>
          <table:table-cell office:value-type="string">
            <text:p>JST-XH 3-pin</text:p>
          </table:table-cell>
          <table:table-cell office:value-type="string">
            <text:p>GALVOXOUT,GALVOYOUT</text:p>
          </table:table-cell>
          <table:table-cell/>
          <table:table-cell office:value-type="string">
            <text:p>https://www.tme.eu/pl/details/b3b-xh-a/zlacza-sygnalowe-raster-250mm/jst/</text:p>
          </table:table-cell>
          <table:table-cell/>
          <table:table-cell office:value-type="string">
            <text:p>LCSC</text:p>
          </table:table-cell>
          <table:table-cell/>
          <table:table-cell office:value-type="string">
            <text:p>XH-3A</text:p>
          </table:table-cell>
          <table:table-cell office:value-type="string">
            <text:p>ReliaPro</text:p>
          </table:table-cell>
          <table:table-cell office:value-type="string">
            <text:p>C2316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uF</text:p>
          </table:table-cell>
          <table:table-cell office:value-type="float" office:value="5">
            <text:p>5</text:p>
          </table:table-cell>
          <table:table-cell office:value-type="float" office:value="1206">
            <text:p>1206</text:p>
          </table:table-cell>
          <table:table-cell office:value-type="string">
            <text:p>C8,C12,C5,C6,C13</text:p>
          </table:table-cell>
          <table:table-cell/>
          <table:table-cell office:value-type="string">
            <text:p>https://www.tme.eu/pl/details/cl31f105zbfnnne/kondensatory-mlcc-smd-1206/samsung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2V OUT</text:p>
          </table:table-cell>
          <table:table-cell office:value-type="float" office:value="2">
            <text:p>2</text:p>
          </table:table-cell>
          <table:table-cell office:value-type="string">
            <text:p>MKDSN1.5/2-5.08</text:p>
          </table:table-cell>
          <table:table-cell office:value-type="string">
            <text:p>CN2,CN3</text:p>
          </table:table-cell>
          <table:table-cell/>
          <table:table-cell office:value-type="string">
            <text:p>https://www.tme.eu/pl/details/mkdsn1.5_2-5.08/listwy-zaciskowe-do-druku/phoenix-contact/mkdsn-15-2-508-1729128/</text:p>
          </table:table-cell>
          <table:table-cell/>
          <table:table-cell office:value-type="string">
            <text:p>LCSC</text:p>
          </table:table-cell>
          <table:table-cell/>
          <table:table-cell office:value-type="string">
            <text:p>MKDSN1.5/2-5.08</text:p>
          </table:table-cell>
          <table:table-cell office:value-type="string">
            <text:p>Phoenix Contact</text:p>
          </table:table-cell>
          <table:table-cell office:value-type="string">
            <text:p>C91153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S14</text:p>
          </table:table-cell>
          <table:table-cell office:value-type="float" office:value="2">
            <text:p>2</text:p>
          </table:table-cell>
          <table:table-cell office:value-type="string">
            <text:p>SMA-DIODE</text:p>
          </table:table-cell>
          <table:table-cell office:value-type="string">
            <text:p>D1,D2</text:p>
          </table:table-cell>
          <table:table-cell/>
          <table:table-cell office:value-type="string">
            <text:p>https://www.tme.eu/pl/details/ss14-dc/diody-schottky-smd/dc-components/ss14/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R4,R13</text:p>
          </table:table-cell>
          <table:table-cell/>
          <table:table-cell office:value-type="string">
            <text:p>https://www.tme.eu/pl/details/rc1206jr-071k/rezystory-smd-1206/yageo/rc1206jr-071kl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.7k</text:p>
          </table:table-cell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R9,R8</text:p>
          </table:table-cell>
          <table:table-cell/>
          <table:table-cell office:value-type="string">
            <text:p>https://www.tme.eu/pl/details/rc1206jr-074k7/rezystory-smd-1206/yageo/rc1206jr-074k7l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0nF</text:p>
          </table:table-cell>
          <table:table-cell office:value-type="float" office:value="5">
            <text:p>5</text:p>
          </table:table-cell>
          <table:table-cell office:value-type="float" office:value="1206">
            <text:p>1206</text:p>
          </table:table-cell>
          <table:table-cell office:value-type="string">
            <text:p>C2,C7,C9,C10,C11</text:p>
          </table:table-cell>
          <table:table-cell/>
          <table:table-cell office:value-type="string">
            <text:p>https://www.tme.eu/pl/details/c1206c104k5rac/kondensatory-mlcc-smd-1206/kemet/c1206c104k5ractu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R</text:p>
          </table:table-cell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R5,R6</text:p>
          </table:table-cell>
          <table:table-cell/>
          <table:table-cell office:value-type="string">
            <text:p>https://www.tme.eu/pl/details/rc1206jr-0710r/rezystory-smd-1206/yageo/rc1206jr-0710rl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.8k</text:p>
          </table:table-cell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R11,R10</text:p>
          </table:table-cell>
          <table:table-cell/>
          <table:table-cell office:value-type="string">
            <text:p>https://www.tme.eu/pl/details/rc1206jr-071k8/rezystory-smd-1206/yageo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TAG-10PINPTH</text:p>
          </table:table-cell>
          <table:table-cell office:value-type="float" office:value="2">
            <text:p>2</text:p>
          </table:table-cell>
          <table:table-cell office:value-type="string">
            <text:p>JTAG-10PIN-2.54MM-PTH</text:p>
          </table:table-cell>
          <table:table-cell office:value-type="string">
            <text:p>EXP1,EXP2</text:p>
          </table:table-cell>
          <table:table-cell/>
          <table:table-cell office:value-type="string">
            <text:p>https://www.tme.eu/pl/details/zl231-10pg/zlacza-idc/connfly/ds1013-10ssib1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S1021-1*36SF11</text:p>
          </table:table-cell>
          <table:table-cell office:value-type="float" office:value="2">
            <text:p>2</text:p>
          </table:table-cell>
          <table:table-cell office:value-type="string">
            <text:p>HDR1X2</text:p>
          </table:table-cell>
          <table:table-cell office:value-type="string">
            <text:p>J1,J2</text:p>
          </table:table-cell>
          <table:table-cell/>
          <table:table-cell office:value-type="string">
            <text:p>https://www.tme.eu/pl/details/zl201-36g/listwy-i-gniazda-kolkowe/connfly/ds1021-1_36sf11/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_DUE_BRD</text:p>
          </table:table-cell>
          <table:table-cell office:value-type="float" office:value="1">
            <text:p>1</text:p>
          </table:table-cell>
          <table:table-cell office:value-type="string">
            <text:p>PA_DUE_SPARK</text:p>
          </table:table-cell>
          <table:table-cell office:value-type="string">
            <text:p>G1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x8 pin header</text:p>
          </table:table-cell>
          <table:table-cell office:value-type="float" office:value="3">
            <text:p>3</text:p>
          </table:table-cell>
          <table:table-cell office:value-type="string">
            <text:p>1*8 Pin Header</text:p>
          </table:table-cell>
          <table:table-cell office:value-type="string">
            <text:p>U1,U3,U6</text:p>
          </table:table-cell>
          <table:table-cell/>
          <table:table-cell office:value-type="string">
            <text:p>https://www.tme.eu/pl/details/zl201-36g/listwy-i-gniazda-kolkowe/connfly/ds1021-1_36sf11/</text:p>
          </table:table-cell>
          <table:table-cell table:number-columns-repeated="3"/>
          <table:table-cell office:value-type="string">
            <text:p>1x8 pin header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uF</text:p>
          </table:table-cell>
          <table:table-cell office:value-type="float" office:value="3">
            <text:p>3</text:p>
          </table:table-cell>
          <table:table-cell office:value-type="string">
            <text:p>CAP-6.3*7.7</text:p>
          </table:table-cell>
          <table:table-cell office:value-type="string">
            <text:p>C4,C3,C1</text:p>
          </table:table-cell>
          <table:table-cell/>
          <table:table-cell office:value-type="string">
            <text:p>https://www.tme.eu/pl/details/uwt1v101mcl1gs/kondensatory-elektrolityczne-smd-105c/nichicon/</text:p>
          </table:table-cell>
          <table:table-cell/>
          <table:table-cell office:value-type="string">
            <text:p>TME</text:p>
          </table:table-cell>
          <table:table-cell office:value-type="string">
            <text:p>UWT1V101MCL1GS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L082</text:p>
          </table:table-cell>
          <table:table-cell office:value-type="float" office:value="2">
            <text:p>2</text:p>
          </table:table-cell>
          <table:table-cell office:value-type="string">
            <text:p>DIL8</text:p>
          </table:table-cell>
          <table:table-cell office:value-type="string">
            <text:p>U5,U2</text:p>
          </table:table-cell>
          <table:table-cell/>
          <table:table-cell office:value-type="string">
            <text:p>https://www.tme.eu/pl/details/tl082cp/wzmacniacze-operacyjne-tht/texas-instruments/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/>
          <table:table-cell office:value-type="string">
            <text:p>https://www.tme.eu/pl/details/icvt-8p/podstawki-dip-standardowe/connfly/ds1009-08at1nx/</text:p>
          </table:table-cell>
          <table:table-cell table:number-columns-repeated="101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8:19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18:19:45.67</dc:date>
    <meta:document-statistic meta:table-count="1" meta:cell-count="209" meta:object-count="0"/>
    <meta:generator>OpenOffice/4.1.2$Win32 OpenOffice.org_project/412m3$Build-9782</meta:generator>
  </office:meta>
</office:document-meta>
</file>